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1</text:p>
      <text:p text:style-name="P1"><text:s/>*Problem 3</text:p>
      <text:p text:style-name="P1"><text:s/>*/</text:p>
      <text:p text:style-name="P1"/>
      <text:p text:style-name="P1">/*</text:p>
      <text:p text:style-name="P1"><text:s/>*RESET - No spaces have been found yet.</text:p>
      <text:p text:style-name="P1"><text:s/>*INTERMEDIATE - There was a space found.</text:p>
      <text:p text:style-name="P1"><text:s/>*SPACEMATCH - The number of words the program will break a sentence into a new line at.</text:p>
      <text:p text:style-name="P1"><text:s/>*c - The current character being looked at</text:p>
      <text:p text:style-name="P1"><text:s/>*space - The number of spaces we found since last reset.</text:p>
      <text:p text:style-name="P1"><text:s/>*/</text:p>
      <text:p text:style-name="P1"/>
      <text:p text:style-name="P1">#include &lt;stdio.h&gt;</text:p>
      <text:p text:style-name="P1"/>
      <text:p text:style-name="P1">//Define the constants to be used</text:p>
      <text:p text:style-name="P1">#define RESET 0</text:p>
      <text:p text:style-name="P1">#define INTERMEDIATE 1</text:p>
      <text:p text:style-name="P1">#define SPACEMATCH 2</text:p>
      <text:p text:style-name="P1"/>
      <text:p text:style-name="P1">main()</text:p>
      <text:p text:style-name="P1">{</text:p>
      <text:p text:style-name="P1"><text:s text:c="2"/>int c;</text:p>
      <text:p text:style-name="P1"><text:s text:c="2"/>int space;</text:p>
      <text:p text:style-name="P1"/>
      <text:p text:style-name="P1"><text:s text:c="2"/>//Ensure the program always starts with 0 spaces.</text:p>
      <text:p text:style-name="P1"><text:s text:c="2"/>space = RESET;</text:p>
      <text:p text:style-name="P1"/>
      <text:p text:style-name="P1"><text:s text:c="2"/>//Loop until we reach the end of the file.</text:p>
      <text:p text:style-name="P1"><text:s text:c="2"/>while((c = getchar()) != EOF)</text:p>
      <text:p text:style-name="P1"><text:s text:c="2"/>{</text:p>
      <text:p text:style-name="P1"><text:s text:c="4"/>//Is the current character a space?</text:p>
      <text:p text:style-name="P1"><text:s text:c="4"/>if(c == ' ')</text:p>
      <text:p text:style-name="P1"><text:s text:c="4"/>{</text:p>
      <text:p text:style-name="P1"><text:s text:c="6"/>//Print a space and increment number found until we reach the desired number of words.</text:p>
      <text:p text:style-name="P1"><text:s text:c="6"/>if(space == RESET || space == INTERMEDIATE)</text:p>
      <text:p text:style-name="P1"><text:s text:c="6"/>{</text:p>
      <text:p text:style-name="P1"><text:s text:c="8"/>++space;</text:p>
      <text:p text:style-name="P1"><text:tab/>putchar(c);</text:p>
      <text:p text:style-name="P1"><text:s text:c="6"/>//If we have reached the desired number of words move to a new line!</text:p>
      <text:p text:style-name="P1"><text:s text:c="6"/>if(space == SPACEMATCH)</text:p>
      <text:p text:style-name="P1"><text:tab/> <text:s/>{</text:p>
      <text:p text:style-name="P1"><text:tab/> <text:s text:c="3"/>putchar('\n');</text:p>
      <text:p text:style-name="P1"><text:tab/> <text:s text:c="3"/>space = RESET;</text:p>
      <text:p text:style-name="P1"><text:tab/> <text:s/>}</text:p>
      <text:p text:style-name="P1"><text:s text:c="6"/>}</text:p>
      <text:p text:style-name="P1"><text:soft-page-break/><text:s text:c="4"/>}</text:p>
      <text:p text:style-name="P1"><text:s text:c="4"/>//The character is not a space, print it out.</text:p>
      <text:p text:style-name="P1"><text:s text:c="4"/>else</text:p>
      <text:p text:style-name="P1"><text:s text:c="4"/>{</text:p>
      <text:p text:style-name="P1"><text:s text:c="6"/>putchar(c);</text:p>
      <text:p text:style-name="P1"><text:s text:c="4"/>}</text:p>
      <text:p text:style-name="P1"><text:s text:c="2"/>}</text:p>
      <text:p text:style-name="P1">}</text:p>
      <text:p text:style-name="P2"/>
      <text:p text:style-name="P1">"Maine, the way life should be!" </text:p>
      <text:p text:style-name="P1">"Mom, I swear I didn't break into the cookie jar!"</text:p>
      <text:p text:style-name="P1">^D</text:p>
      <text:p text:style-name="P2"/>
      <text:p text:style-name="P1">"Maine, the </text:p>
      <text:p text:style-name="P1">way life </text:p>
      <text:p text:style-name="P1">should be!" </text:p>
      <text:p text:style-name="P1"/>
      <text:p text:style-name="P1">"Mom, I </text:p>
      <text:p text:style-name="P1">swear I </text:p>
      <text:p text:style-name="P1">didn't break </text:p>
      <text:p text:style-name="P1">into the </text:p>
      <text:p text:style-name="P1">cookie jar!"</text:p>
      <text:p text:style-name="P1">^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13T17:59:49</meta:creation-date>
    <meta:document-statistic meta:table-count="0" meta:image-count="0" meta:object-count="0" meta:page-count="2" meta:paragraph-count="62" meta:word-count="223" meta:character-count="1271"/>
    <dc:date>2011-09-13T18:02:21</dc:date>
    <dc:creator>Braden Licastro</dc:creator>
    <meta:editing-duration>PT00H02M34S</meta:editing-duration>
    <meta:editing-cycles>1</meta:editing-cycles>
    <meta:generator>OpenOffice.org/3.2$Linux OpenOffice.org_project/320m12$Build-9483</meta:generator>
  </office:meta>
</office:document-meta>
</file>